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macro-information" style:family="table">
      <style:table-properties style:width="7.3188in" fo:margin-left="-0.2563in" table:align="left"/>
    </style:style>
    <style:style style:name="macro-information.A" style:family="table-column">
      <style:table-column-properties style:column-width="1.3125in"/>
    </style:style>
    <style:style style:name="macro-information.B" style:family="table-column">
      <style:table-column-properties style:column-width="1in"/>
    </style:style>
    <style:style style:name="macro-information.C" style:family="table-column">
      <style:table-column-properties style:column-width="0.75in"/>
    </style:style>
    <style:style style:name="macro-information.D" style:family="table-column">
      <style:table-column-properties style:column-width="0.6875in"/>
    </style:style>
    <style:style style:name="macro-information.E" style:family="table-column">
      <style:table-column-properties style:column-width="0.625in"/>
    </style:style>
    <style:style style:name="macro-information.F" style:family="table-column">
      <style:table-column-properties style:column-width="0.9063in"/>
    </style:style>
    <style:style style:name="macro-information.G" style:family="table-column">
      <style:table-column-properties style:column-width="2.0375in"/>
    </style:style>
    <style:style style:name="macro-information.1" style:family="table-row">
      <style:table-row-properties style:min-row-height="0.134in"/>
    </style:style>
    <style:style style:name="macro-information.A1" style:family="table-cell">
      <style:table-cell-properties fo:padding="0.0382in" fo:border-left="0.05pt solid #000000" fo:border-right="none" fo:border-top="0.05pt solid #000000" fo:border-bottom="0.05pt solid #000000"/>
    </style:style>
    <style:style style:name="macro-information.G1" style:family="table-cell">
      <style:table-cell-properties fo:padding="0.0382in" fo:border="0.05pt solid #000000"/>
    </style:style>
    <style:style style:name="macro-information.2" style:family="table-row">
      <style:table-row-properties style:min-row-height="0.1347in"/>
    </style:style>
    <style:style style:name="macro-information.C2" style:family="table-cell">
      <style:table-cell-properties fo:padding="0.0382in" fo:border-left="0.05pt solid #000000" fo:border-right="none" fo:border-top="none" fo:border-bottom="0.05pt solid #000000"/>
    </style:style>
    <style:style style:name="macro-information.3" style:family="table-row">
      <style:table-row-properties style:min-row-height="0.7125in"/>
    </style:style>
    <style:style style:name="macro-information.G3" style:family="table-cell">
      <style:table-cell-properties fo:padding="0.0382in" fo:border-left="0.05pt solid #000000" fo:border-right="0.05pt solid #000000" fo:border-top="none" fo:border-bottom="0.05pt solid #000000"/>
    </style:style>
    <style:style style:name="macro-information.4" style:family="table-row">
      <style:table-row-properties style:min-row-height="1.0063in"/>
    </style:style>
    <style:style style:name="macro-information.5" style:family="table-row">
      <style:table-row-properties style:min-row-height="1.1125in"/>
    </style:style>
    <style:style style:name="P1" style:family="paragraph" style:parent-style-name="Standard">
      <style:paragraph-properties fo:text-align="justify" style:justify-single-word="false"/>
      <style:text-properties officeooo:rsid="00148b0c" officeooo:paragraph-rsid="00148b0c"/>
    </style:style>
    <style:style style:name="P2" style:family="paragraph" style:parent-style-name="Standard">
      <style:paragraph-properties fo:text-align="justify" style:justify-single-word="false"/>
      <style:text-properties officeooo:rsid="00148b0c" officeooo:paragraph-rsid="001990d2"/>
    </style:style>
    <style:style style:name="P3" style:family="paragraph" style:parent-style-name="Standard">
      <style:paragraph-properties fo:text-align="justify" style:justify-single-word="false"/>
      <style:text-properties fo:font-size="14pt" fo:font-weight="bold" officeooo:rsid="0013be18" officeooo:paragraph-rsid="0013be18"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3pt" fo:font-weight="bold" officeooo:rsid="00148b0c" officeooo:paragraph-rsid="00148b0c" style:font-size-asian="13pt" style:font-weight-asian="bold" style:font-size-complex="13pt" style:font-weight-complex="bold"/>
    </style:style>
    <style:style style:name="P5" style:family="paragraph" style:parent-style-name="Standard">
      <style:paragraph-properties fo:text-align="justify" style:justify-single-word="false"/>
      <style:text-properties officeooo:rsid="0013fa0c" officeooo:paragraph-rsid="0013fa0c"/>
    </style:style>
    <style:style style:name="P6" style:family="paragraph" style:parent-style-name="Standard">
      <style:paragraph-properties fo:text-align="justify" style:justify-single-word="false"/>
      <style:text-properties officeooo:rsid="0018720c" officeooo:paragraph-rsid="001990d2"/>
    </style:style>
    <style:style style:name="P7" style:family="paragraph" style:parent-style-name="Standard">
      <style:paragraph-properties fo:text-align="justify" style:justify-single-word="false"/>
      <style:text-properties officeooo:rsid="001990d2" officeooo:paragraph-rsid="001990d2"/>
    </style:style>
    <style:style style:name="P8" style:family="paragraph" style:parent-style-name="Standard">
      <style:paragraph-properties fo:text-align="justify" style:justify-single-word="false"/>
      <style:text-properties officeooo:rsid="0021399d" officeooo:paragraph-rsid="0021399d"/>
    </style:style>
    <style:style style:name="P9" style:family="paragraph" style:parent-style-name="Standard">
      <style:paragraph-properties fo:text-align="justify" style:justify-single-word="false"/>
      <style:text-properties officeooo:rsid="0022aeb4" officeooo:paragraph-rsid="0022aeb4"/>
    </style:style>
    <style:style style:name="P10" style:family="paragraph" style:parent-style-name="Standard">
      <style:paragraph-properties fo:text-align="center" style:justify-single-word="false"/>
      <style:text-properties officeooo:rsid="0022aeb4" officeooo:paragraph-rsid="0022aeb4"/>
    </style:style>
    <style:style style:name="P11" style:family="paragraph" style:parent-style-name="Standard">
      <style:paragraph-properties fo:text-align="justify" style:justify-single-word="false"/>
      <style:text-properties officeooo:rsid="0029837c" officeooo:paragraph-rsid="0029837c"/>
    </style:style>
    <style:style style:name="P12" style:family="paragraph" style:parent-style-name="Standard">
      <style:paragraph-properties fo:text-align="justify" style:justify-single-word="false"/>
      <style:text-properties officeooo:rsid="0029837c" officeooo:paragraph-rsid="002ccdd8"/>
    </style:style>
    <style:style style:name="P13" style:family="paragraph" style:parent-style-name="Standard">
      <style:paragraph-properties fo:text-align="justify" style:justify-single-word="false"/>
      <style:text-properties officeooo:rsid="002ccdd8" officeooo:paragraph-rsid="002ccdd8"/>
    </style:style>
    <style:style style:name="P14" style:family="paragraph" style:parent-style-name="Standard">
      <style:paragraph-properties fo:text-align="justify" style:justify-single-word="false"/>
      <style:text-properties officeooo:rsid="002e526c" officeooo:paragraph-rsid="002e526c"/>
    </style:style>
    <style:style style:name="P15" style:family="paragraph" style:parent-style-name="Table_20_Contents">
      <style:paragraph-properties fo:text-align="center" style:justify-single-word="false"/>
      <style:text-properties officeooo:rsid="0023cf5c" officeooo:paragraph-rsid="0023cf5c"/>
    </style:style>
    <style:style style:name="P16" style:family="paragraph" style:parent-style-name="Table_20_Contents">
      <style:paragraph-properties fo:text-align="center" style:justify-single-word="false"/>
      <style:text-properties fo:font-size="16pt" officeooo:rsid="0023cf5c" officeooo:paragraph-rsid="0023cf5c" style:font-size-asian="14pt" style:font-size-complex="16pt"/>
    </style:style>
    <style:style style:name="P17" style:family="paragraph" style:parent-style-name="Table_20_Contents">
      <style:paragraph-properties fo:text-align="center" style:justify-single-word="false"/>
      <style:text-properties fo:font-size="16pt" officeooo:rsid="0023de0a" officeooo:paragraph-rsid="0023de0a" style:font-size-asian="14pt" style:font-size-complex="16pt"/>
    </style:style>
    <style:style style:name="P18" style:family="paragraph" style:parent-style-name="Table_20_Contents">
      <style:paragraph-properties fo:text-align="center" style:justify-single-word="false"/>
      <style:text-properties fo:font-size="16pt" officeooo:rsid="0029b939" officeooo:paragraph-rsid="0029b939" style:font-size-asian="14pt" style:font-size-complex="16pt"/>
    </style:style>
    <style:style style:name="P19" style:family="paragraph" style:parent-style-name="Table_20_Contents">
      <style:paragraph-properties fo:text-align="center" style:justify-single-word="false"/>
      <style:text-properties fo:font-size="16pt" officeooo:rsid="0023cf5c" officeooo:paragraph-rsid="0023cf5c" style:font-size-asian="16pt" style:font-size-complex="16pt"/>
    </style:style>
    <style:style style:name="P20" style:family="paragraph" style:parent-style-name="Table_20_Contents">
      <style:paragraph-properties fo:text-align="center" style:justify-single-word="false"/>
      <style:text-properties fo:font-size="16pt" officeooo:rsid="0023de0a" officeooo:paragraph-rsid="0023de0a" style:font-size-asian="16pt" style:font-size-complex="16pt"/>
    </style:style>
    <style:style style:name="P21" style:family="paragraph" style:parent-style-name="Table_20_Contents">
      <style:paragraph-properties fo:text-align="center" style:justify-single-word="false"/>
      <style:text-properties fo:font-size="16pt" officeooo:rsid="00255328" officeooo:paragraph-rsid="00255328" style:font-size-asian="16pt" style:font-size-complex="16pt"/>
    </style:style>
    <style:style style:name="P22" style:family="paragraph" style:parent-style-name="Table_20_Contents">
      <style:paragraph-properties fo:text-align="center" style:justify-single-word="false"/>
      <style:text-properties officeooo:rsid="0023de0a" officeooo:paragraph-rsid="0023de0a"/>
    </style:style>
    <style:style style:name="P23" style:family="paragraph" style:parent-style-name="Table_20_Contents">
      <style:paragraph-properties fo:text-align="center" style:justify-single-word="false"/>
      <style:text-properties officeooo:rsid="00253228" officeooo:paragraph-rsid="00253228"/>
    </style:style>
    <style:style style:name="P24" style:family="paragraph" style:parent-style-name="Table_20_Contents">
      <style:paragraph-properties fo:text-align="center" style:justify-single-word="false"/>
      <style:text-properties officeooo:rsid="00255328" officeooo:paragraph-rsid="00255328"/>
    </style:style>
    <style:style style:name="P25" style:family="paragraph" style:parent-style-name="Table_20_Contents">
      <style:paragraph-properties fo:text-align="center" style:justify-single-word="false"/>
      <style:text-properties officeooo:rsid="0027997a" officeooo:paragraph-rsid="0027997a"/>
    </style:style>
    <style:style style:name="P26" style:family="paragraph" style:parent-style-name="Table_20_Contents">
      <style:paragraph-properties fo:text-align="center" style:justify-single-word="false"/>
      <style:text-properties officeooo:rsid="0029b939" officeooo:paragraph-rsid="0029b939"/>
    </style:style>
    <style:style style:name="P27" style:family="paragraph" style:parent-style-name="Table_20_Contents">
      <style:paragraph-properties fo:text-align="center" style:justify-single-word="false"/>
      <style:text-properties officeooo:rsid="002c1d5b" officeooo:paragraph-rsid="002c1d5b"/>
    </style:style>
    <style:style style:name="T1" style:family="text">
      <style:text-properties officeooo:rsid="00148b0c"/>
    </style:style>
    <style:style style:name="T2" style:family="text">
      <style:text-properties officeooo:rsid="0018720c"/>
    </style:style>
    <style:style style:name="T3" style:family="text">
      <style:text-properties officeooo:rsid="0021399d"/>
    </style:style>
    <style:style style:name="T4" style:family="text">
      <style:text-properties officeooo:rsid="0022aeb4"/>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officeooo:rsid="00253228"/>
    </style:style>
    <style:style style:name="T8" style:family="text">
      <style:text-properties officeooo:rsid="00262991"/>
    </style:style>
    <style:style style:name="T9" style:family="text">
      <style:text-properties officeooo:rsid="0027997a"/>
    </style:style>
    <style:style style:name="T10" style:family="text">
      <style:text-properties fo:color="#000000" style:text-underline-style="none"/>
    </style:style>
    <style:style style:name="T11" style:family="text">
      <style:text-properties officeooo:rsid="0029b939"/>
    </style:style>
    <style:style style:name="T12" style:family="text">
      <style:text-properties officeooo:rsid="002a454c"/>
    </style:style>
    <style:style style:name="T13" style:family="text">
      <style:text-properties officeooo:rsid="002c1d5b"/>
    </style:style>
    <style:style style:name="T14" style:family="text">
      <style:text-properties officeooo:rsid="002ccdaa"/>
    </style:style>
    <style:style style:name="T15" style:family="text">
      <style:text-properties officeooo:rsid="002ccdd8"/>
    </style:style>
    <style:style style:name="T16" style:family="text">
      <style:text-properties fo:color="#ce181e"/>
    </style:style>
    <style:style style:name="T17" style:family="text">
      <style:text-properties fo:color="#ce181e" style:text-underline-style="solid" style:text-underline-width="auto" style:text-underline-color="font-color"/>
    </style:style>
    <style:style style:name="T18" style:family="text">
      <style:text-properties officeooo:rsid="00306bc9"/>
    </style:style>
    <style:style style:name="T19" style:family="text">
      <style:text-properties officeooo:rsid="003135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Building a</text:span> healthy late night <text:span text:style-name="T4">snacks habit</text:span></text:p>
      <text:p text:style-name="P4"/>
      <text:p text:style-name="P4">Background</text:p>
      <text:p text:style-name="P4"/>
      <text:p text:style-name="P5">Are you someone who craves snacks for your late night stay?Are you someone who is struggling to cut off fat by avoiding dinner late at night? There are a lot of reason today on why a person simply can’t take their craving off from easy-available snacks in the market.</text:p>
      <text:p text:style-name="P5"/>
      <text:p text:style-name="P5">Are you someone who stayed late night to watch some football match? Are you someone who programs all the night or are you <text:s/>someone who simply loves to stay late at night simply to watch a movie? Whatever be your reason to stay ,you need something <text:s/>to eat because you know for whatever reason ,you need an energy <text:span text:style-name="T2">to keep going</text:span>. Who on earth would want to put on extra fat just for the sake of staying late night?</text:p>
      <text:p text:style-name="P5"/>
      <text:p text:style-name="P5">If you are someone looking for an healthy snack option for your late night stay,keep you<text:span text:style-name="T1">r patience for sometime</text:span> ,we will discuss common trends,why should you avoid popular snacks you are following and we will also provide you with some healthy snack option for whole week that is available near your location and also estimate the cost that might hit your pocket.</text:p>
      <text:p text:style-name="P5"/>
      <text:p text:style-name="P4">General Trend</text:p>
      <text:p text:style-name="P5"/>
      <text:p text:style-name="P2">Today we have been very much addicted to the processed foods. Sometime we overlook the consequences and eat regardless of how <text:s/>badly that food might impact us. Processed foods does have patience unlike us to hit back with bad results. <text:span text:style-name="T2">According to WHO report in 2002, aggressive advertisement and publicity have changed the attitude and habit of an individual to look at junk or processed foods. Companies today mention some good macro-nutrients packet with fancy branding which fantasizes a consumer. <text:s/>In the early days, people used to <text:s/>eat home cooked foods,scenario today is drastically different than that. <text:s/>We are somehow forced to eat fast food just for the sake of availability and easiness. </text:span></text:p>
      <text:p text:style-name="P2"/>
      <text:p text:style-name="P6">Enough about junk foods, now let’s link it with how we use this as our late night snacks and why we shouldn’t . Let me mention some common food we frequently use, The very common snacks we have seen used by many is Potato cracker,potato chips followed by noodles, BHUJA,CHUIRA,DALMOTH and for sure, soft drinks <text:span text:style-name="T4">like PEPSI or COCA-COLA to mention the few</text:span>.</text:p>
      <text:p text:style-name="P2"/>
      <text:p text:style-name="P7">Potato chips or even french fries you can get from big shopping stores like (big mart of Bhatbhateni) are loaded with <text:span text:style-name="T10">preservatives</text:span> and additives. <text:span text:style-name="T3">Artificial p</text:span>reservative and additives <text:s/><text:span text:style-name="T3">might be very dangerous to our health. Preservative are added in food to extend their shelf life. Generally foods that are unprocessed and unrefined have very short shelf life,processed foods are loaded with preservatives in order to increase their shelf life. Though there are some natural preservation methods, today foods <text:s/>are loaded with synthetic chemical which increases their shelf life and stop or delay the growth of bacteria , and also supress the reaction when food comes in contact with oxygen or heat. </text:span></text:p>
      <text:p text:style-name="P8"/>
      <text:p text:style-name="P8">One harmful effect of synthetic chemical might be curing agents <text:span text:style-name="T4">such as Nitrates and Nitrites </text:span>used in meat products. This agent gets converted into <text:span text:style-name="T4">N</text:span>itrous acid when consumed and is suspected to cause stomach cancer.</text:p>
      <text:p text:style-name="P8"/>
      <text:p text:style-name="P8"/>
      <text:p text:style-name="P8"/>
      <text:p text:style-name="P8"/>
      <text:p text:style-name="P8"><text:soft-page-break/></text:p>
      <text:p text:style-name="P8"/>
      <text:p text:style-name="P9">Now Let’s see some facts about our trendy foods:</text:p>
      <text:p text:style-name="P9"/>
      <text:p text:style-name="P10"/>
      <table:table table:name="macro-information" table:style-name="macro-information">
        <table:table-column table:style-name="macro-information.A"/>
        <table:table-column table:style-name="macro-information.B"/>
        <table:table-column table:style-name="macro-information.C"/>
        <table:table-column table:style-name="macro-information.D"/>
        <table:table-column table:style-name="macro-information.E"/>
        <table:table-column table:style-name="macro-information.F"/>
        <table:table-column table:style-name="macro-information.G"/>
        <table:table-row table:style-name="macro-information.1">
          <table:table-cell table:style-name="macro-information.A1" table:number-rows-spanned="2" office:value-type="string">
            <text:p text:style-name="P16">Foods</text:p>
          </table:table-cell>
          <table:table-cell table:style-name="macro-information.A1" table:number-rows-spanned="2" office:value-type="string">
            <text:p text:style-name="P19">Quantity</text:p>
          </table:table-cell>
          <table:table-cell table:style-name="macro-information.A1" table:number-columns-spanned="4" office:value-type="string">
            <text:p text:style-name="P15"><text:s/><text:span text:style-name="T5">Macro Nutrients</text:span></text:p>
          </table:table-cell>
          <table:covered-table-cell/>
          <table:covered-table-cell/>
          <table:covered-table-cell/>
          <table:table-cell table:style-name="macro-information.G1" table:number-rows-spanned="2" office:value-type="string">
            <text:p text:style-name="P21">Remarks</text:p>
          </table:table-cell>
        </table:table-row>
        <table:table-row table:style-name="macro-information.2">
          <table:covered-table-cell/>
          <table:covered-table-cell/>
          <table:table-cell table:style-name="macro-information.C2" office:value-type="string">
            <text:p text:style-name="P22">Protein/<text:span text:style-name="T7">g</text:span></text:p>
          </table:table-cell>
          <table:table-cell table:style-name="macro-information.C2" office:value-type="string">
            <text:p text:style-name="P22">Carbs/<text:span text:style-name="T7">g</text:span></text:p>
          </table:table-cell>
          <table:table-cell table:style-name="macro-information.C2" office:value-type="string">
            <text:p text:style-name="P22">Fat/<text:span text:style-name="T7">g</text:span></text:p>
          </table:table-cell>
          <table:table-cell table:style-name="macro-information.C2" office:value-type="string">
            <text:p text:style-name="P22">Calories</text:p>
          </table:table-cell>
          <table:covered-table-cell/>
        </table:table-row>
        <table:table-row table:style-name="macro-information.3">
          <table:table-cell table:style-name="macro-information.C2" office:value-type="string">
            <text:p text:style-name="P20">Lays</text:p>
          </table:table-cell>
          <table:table-cell table:style-name="macro-information.C2" office:value-type="string">
            <text:p text:style-name="P23">36 chips/50 gm</text:p>
          </table:table-cell>
          <table:table-cell table:style-name="macro-information.C2" office:value-type="string">
            <text:p text:style-name="P25">3</text:p>
          </table:table-cell>
          <table:table-cell table:style-name="macro-information.C2" office:value-type="string">
            <text:p text:style-name="P23"><text:span text:style-name="T9">26</text:span> </text:p>
          </table:table-cell>
          <table:table-cell table:style-name="macro-information.C2" office:value-type="string">
            <text:p text:style-name="P23">18</text:p>
          </table:table-cell>
          <table:table-cell table:style-name="macro-information.C2" office:value-type="string">
            <text:p text:style-name="P23">280</text:p>
          </table:table-cell>
          <table:table-cell table:style-name="macro-information.G3" office:value-type="string">
            <text:p text:style-name="P25">Among 18 g ,it contains 2 gm of saturated fat <text:span text:style-name="T11">and costs around NRS. 45 per packet</text:span></text:p>
          </table:table-cell>
        </table:table-row>
        <table:table-row table:style-name="macro-information.4">
          <table:table-cell table:style-name="macro-information.C2" office:value-type="string">
            <text:p text:style-name="P17"><text:s text:c="3"/>Noodles</text:p>
            <text:p text:style-name="P18">(<text:span text:style-name="T18">w</text:span>ai <text:span text:style-name="T18">w</text:span>ai)</text:p>
          </table:table-cell>
          <table:table-cell table:style-name="macro-information.C2" office:value-type="string">
            <text:p text:style-name="P23">1 packet</text:p>
          </table:table-cell>
          <table:table-cell table:style-name="macro-information.C2" office:value-type="string">
            <text:p text:style-name="P26">10</text:p>
          </table:table-cell>
          <table:table-cell table:style-name="macro-information.C2" office:value-type="string">
            <text:p text:style-name="P26">60</text:p>
          </table:table-cell>
          <table:table-cell table:style-name="macro-information.C2" office:value-type="string">
            <text:p text:style-name="P26">21</text:p>
          </table:table-cell>
          <table:table-cell table:style-name="macro-information.C2" office:value-type="string">
            <text:p text:style-name="P26">469</text:p>
          </table:table-cell>
          <table:table-cell table:style-name="macro-information.G3" office:value-type="string">
            <text:p text:style-name="P26">Contains only around 2 gm of fibre and costs around NRS.20 <text:span text:style-name="T14">per packet</text:span></text:p>
          </table:table-cell>
        </table:table-row>
        <table:table-row table:style-name="macro-information.5">
          <table:table-cell table:style-name="macro-information.C2" office:value-type="string">
            <text:p text:style-name="P17"><text:s text:c="2"/>Coca-Cola</text:p>
          </table:table-cell>
          <table:table-cell table:style-name="macro-information.C2" office:value-type="string">
            <text:p text:style-name="P23">250 m<text:span text:style-name="T13">l</text:span></text:p>
          </table:table-cell>
          <table:table-cell table:style-name="macro-information.C2" office:value-type="string">
            <text:p text:style-name="P27">N/A</text:p>
          </table:table-cell>
          <table:table-cell table:style-name="macro-information.C2" office:value-type="string">
            <text:p text:style-name="P27">28</text:p>
          </table:table-cell>
          <table:table-cell table:style-name="macro-information.C2" office:value-type="string">
            <text:p text:style-name="P27">N/A</text:p>
          </table:table-cell>
          <table:table-cell table:style-name="macro-information.C2" office:value-type="string">
            <text:p text:style-name="P27">11<text:span text:style-name="T15">3</text:span></text:p>
          </table:table-cell>
          <table:table-cell table:style-name="macro-information.G3" office:value-type="string">
            <text:p text:style-name="P27"><text:span text:style-name="T14">Almost a</text:span>ll <text:span text:style-name="T14">the </text:span>calories in Coca-Cola comes from added sugar and costs around <text:span text:style-name="T14">NRS.</text:span>45 per bottle</text:p>
          </table:table-cell>
        </table:table-row>
        <table:table-row table:style-name="macro-information.5">
          <table:table-cell table:style-name="macro-information.C2" office:value-type="string">
            <text:p text:style-name="P17">Popcorn<text:span text:style-name="T18">(non-flavoured)</text:span></text:p>
          </table:table-cell>
          <table:table-cell table:style-name="macro-information.C2" office:value-type="string">
            <text:p text:style-name="P26">28 <text:span text:style-name="T12">gram /one ounce</text:span></text:p>
          </table:table-cell>
          <table:table-cell table:style-name="macro-information.C2" office:value-type="string">
            <text:p text:style-name="P24">3.1</text:p>
          </table:table-cell>
          <table:table-cell table:style-name="macro-information.C2" office:value-type="string">
            <text:p text:style-name="P24">21</text:p>
          </table:table-cell>
          <table:table-cell table:style-name="macro-information.C2" office:value-type="string">
            <text:p text:style-name="P24">1.2</text:p>
          </table:table-cell>
          <table:table-cell table:style-name="macro-information.C2" office:value-type="string">
            <text:p text:style-name="P24">120</text:p>
          </table:table-cell>
          <table:table-cell table:style-name="macro-information.G3" office:value-type="string">
            <text:p text:style-name="P24">Contains around 3.6 grams of fiber <text:span text:style-name="T8">and is an <text:s/>healthy options among mentioned and costs only around NRS.30</text:span></text:p>
          </table:table-cell>
        </table:table-row>
      </table:table>
      <text:p text:style-name="P10"/>
      <text:p text:style-name="P8"/>
      <text:p text:style-name="P8"/>
      <text:p text:style-name="P1"/>
      <text:p text:style-name="P1"/>
      <text:p text:style-name="P13">In the above table we can clearly see that almost all the calories comes from Carbohydrates and Fat which takes lot of credits in increasing fat amount in our body. Among them, Noodles contains around 469 calories which almost fills up our 30% calories requirement for the day consisting of mostly fats and carbohydrate . And main thing is ,i<text:span text:style-name="T16">t is just the very light snacks for us and contains no dietary fiber .Similarly, Coca-Cola <text:s/>also considers as an empty calories because it’s only source of calories is added sugar, which hardly can be consider healthy.</text:span></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text:span text:style-name="T6">Alternatives</text:span>:</text:p>
      <text:p text:style-name="P11"/>
      <text:p text:style-name="P12">Now let us gradually move to the alternatives for those unhealthy snacks habit we have built through our life for various reasons. Before finding what food is healthy to eat, let’s talk a little bit about what was lacking and what was being over in our so called popular snacks habits. As you may have noticed from the table above, almost every foods are very much loaded with carbohydrates and fat and very little amount of protein <text:span text:style-name="T15">and other important nutrients essential for your body</text:span>. Most of the foods like noodles which are made from <text:span text:style-name="T17">maida</text:span> contains simple carbohydrate which are supposed to be broken <text:span text:style-name="T15">down quickly </text:span>and if is not used by your body ,will be stored as an adipose tissue which adds up to the amount of fat in <text:span text:style-name="T15">the</text:span> body.</text:p>
      <text:p text:style-name="P14">Now ,let me show you my favorites and healthy picks of late night snacks:</text:p>
      <text:p text:style-name="P14"><text:s/></text:p>
      <text:p text:style-name="P12"/>
      <text:p text:style-name="P12"><text:s text:c="2"/><text:span text:style-name="T19">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19:37:10.935213658</meta:creation-date>
    <meta:generator>LibreOffice/6.0.7.3$Linux_X86_64 LibreOffice_project/00m0$Build-3</meta:generator>
    <dc:date>2020-03-02T20:40:44.812970795</dc:date>
    <meta:editing-duration>PT1H32M55S</meta:editing-duration>
    <meta:editing-cycles>11</meta:editing-cycles>
    <meta:document-statistic meta:table-count="1" meta:image-count="0" meta:object-count="0" meta:page-count="3" meta:paragraph-count="54" meta:word-count="882" meta:character-count="5068" meta:non-whitespace-character-count="4216"/>
  </office:meta>
</office:document-meta>
</file>